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ejaVu Sans2" svg:font-family="'DejaVu Sans'" style:font-pitch="variable" style:font-charset="x-symbol"/>
    <style:font-face style:name="FreeSans2" svg:font-family="FreeSans" style:font-pitch="variable" style:font-charset="x-symbol"/>
    <style:font-face style:name="StarSymbol" svg:font-family="StarSymbol" style:font-pitch="variable" style:font-charset="x-symbol"/>
    <style:font-face style:name="DejaVu Sans1" svg:font-family="'DejaVu Sans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Numbus Sans L1" svg:font-family="'Numbus Sans L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family-generic="swiss" style:font-pitch="variable"/>
    <style:font-face style:name="Numbus Sans L" svg:font-family="'Nu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/>
    </style:style>
    <style:style style:name="gr5" style:family="graphic" style:parent-style-name="standard">
      <style:graphic-properties draw:fill="none" draw:fill-color="#3465a4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style:font-name="Numbus Sans L1"/>
    </style:style>
    <style:style style:name="T1" style:family="text">
      <style:text-properties style:font-name="Numbus Sans L1" style:font-name-asian="StarSymbol2" style:font-name-complex="StarSymbol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4.4cm" svg:height="2.3cm" svg:x="0cm" svg:y="0cm">
          <text:p text:style-name="P1">Función de</text:p>
          <text:p text:style-name="P1">inserción en</text:p>
          <text:p text:style-name="P1">tabla HAS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4.6cm" svg:height="29.7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9.2cm" svg:height="4.9cm" svg:x="5.4cm" svg:y="0cm">
          <text:p text:style-name="P2">E := Elemento</text:p>
          <text:p text:style-name="P2">K := Clave del elemento E</text:p>
          <text:p text:style-name="P2">H := Hash del elemento</text:p>
          <text:p text:style-name="P2">M := Máscara</text:p>
          <text:p text:style-name="P2">V := Vector de listas enlazadas</text:p>
          <text:p text:style-name="P2">L := Lista en la posición 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" draw:id="id1" draw:layer="layout" svg:width="5.178cm" svg:height="2.181cm" svg:x="4.711cm" svg:y="8.505cm">
          <text:p text:style-name="P1"><text:span text:style-name="T1">H = hash(K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5.041cm" svg:height="2.181cm" svg:x="4.78cm" svg:y="12.134cm">
          <text:p text:style-name="P1">P = H&amp;M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5.042cm" svg:height="2.181cm" svg:x="4.779cm" svg:y="15.763cm">
          <text:p text:style-name="P1">L = V[P]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3" draw:id="id3" draw:layer="layout" svg:width="1.399cm" svg:height="1.399cm" svg:x="6.601cm" svg:y="5.2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7" draw:id="id7">
          <draw:custom-shape draw:style-name="gr4" draw:text-style-name="P1" draw:layer="layout" svg:width="1.398cm" svg:height="1.399cm" svg:x="6.602cm" svg:y="27.0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719cm" svg:height="1.72cm" svg:x="6.441cm" svg:y="26.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1" draw:layer="layout" svg:x1="7.3cm" svg:y1="10.686cm" svg:x2="7.3cm" svg:y2="12.134cm" draw:start-shape="id1" draw:start-glue-point="2" draw:end-shape="id2" svg:d="M7300 10686v1448" svg:viewBox="0 0 1 1449">
          <text:p/>
        </draw:connector>
        <draw:connector draw:style-name="gr6" draw:text-style-name="P1" draw:layer="layout" svg:x1="7.301cm" svg:y1="6.666cm" svg:x2="7.3cm" svg:y2="8.505cm" draw:start-shape="id3" draw:start-glue-point="8" draw:end-shape="id1" draw:end-glue-point="0" svg:d="M7301 6666v919h-1v920" svg:viewBox="0 0 2 1840">
          <text:p/>
        </draw:connector>
        <draw:connector draw:style-name="gr6" draw:text-style-name="P1" draw:layer="layout" svg:x1="7.3cm" svg:y1="14.315cm" svg:x2="7.3cm" svg:y2="15.763cm" draw:start-shape="id2" draw:start-glue-point="2" draw:end-shape="id4" svg:d="M7300 14315v1448" svg:viewBox="0 0 1 1449">
          <text:p/>
        </draw:connector>
        <draw:custom-shape draw:style-name="gr3" draw:text-style-name="P1" xml:id="id5" draw:id="id5" draw:layer="layout" svg:width="5.042cm" svg:height="2.181cm" svg:x="4.779cm" svg:y="19.392cm">
          <text:p text:style-name="P1">I = primero(L)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7.3cm" svg:y1="17.944cm" svg:x2="7.3cm" svg:y2="19.392cm" draw:start-shape="id4" draw:start-glue-point="2" draw:end-shape="id5" draw:end-glue-point="0" svg:d="M7300 17944v1448" svg:viewBox="0 0 1 1449">
          <text:p/>
        </draw:connector>
        <draw:connector draw:style-name="gr6" draw:text-style-name="P1" draw:layer="layout" draw:type="line" svg:x1="7.3cm" svg:y1="21.573cm" svg:x2="7.3cm" svg:y2="22.708cm" draw:start-shape="id5" draw:start-glue-point="2" svg:d="M7300 21573v1135" svg:viewBox="0 0 1 1136">
          <text:p/>
        </draw:connector>
        <draw:custom-shape draw:style-name="gr3" draw:text-style-name="P1" xml:id="id6" draw:id="id6" draw:layer="layout" svg:width="5.042cm" svg:height="2.181cm" svg:x="4.78cm" svg:y="23.021cm">
          <text:p text:style-name="P1">E-&gt;sig = I</text:p>
          <text:p text:style-name="P1">V[P] = E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7.301cm" svg:y1="25.202cm" svg:x2="7.3cm" svg:y2="26.88cm" draw:start-shape="id6" draw:start-glue-point="2" draw:end-shape="id7" draw:end-glue-point="0" svg:d="M7301 25202v839h-1v839" svg:viewBox="0 0 2 167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ejaVu Sans2" svg:font-family="'DejaVu Sans'" style:font-pitch="variable" style:font-charset="x-symbol"/>
    <style:font-face style:name="FreeSans2" svg:font-family="FreeSans" style:font-pitch="variable" style:font-charset="x-symbol"/>
    <style:font-face style:name="StarSymbol" svg:font-family="StarSymbol" style:font-pitch="variable" style:font-charset="x-symbol"/>
    <style:font-face style:name="DejaVu Sans1" svg:font-family="'DejaVu Sans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Numbus Sans L1" svg:font-family="'Numbus Sans L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family-generic="swiss" style:font-pitch="variable"/>
    <style:font-face style:name="Numbus Sans L" svg:font-family="'Nu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ugenio Pérez Martín</meta:initial-creator>
    <meta:creation-date>2014-09-01T20:14:49.048488467</meta:creation-date>
    <dc:date>2014-09-06T14:02:50.919668364</dc:date>
    <dc:creator>Eugenio Pérez Martín</dc:creator>
    <meta:editing-duration>PT5H23M3S</meta:editing-duration>
    <meta:editing-cycles>14</meta:editing-cycles>
    <meta:generator>LibreOffice/4.2.5.2$Linux_X86_64 LibreOffice_project/420m0$Build-2</meta:generator>
    <meta:document-statistic meta:object-count="18"/>
  </office:meta>
</office:document-meta>
</file>